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fill-color="#729fcf" loext:fill-use-slide-background="false" draw:textarea-horizontal-align="justify" draw:textarea-vertical-align="middle" draw:auto-grow-height="false" fo:min-height="0cm" fo:min-width="0cm" fo:padding-top="0.139cm" fo:padding-bottom="0.139cm" fo:padding-left="0.264cm" fo:padding-right="0.264cm" loext:decorative="false"/>
      <style:paragraph-properties style:writing-mode="lr-tb"/>
    </style:style>
    <style:style style:name="gr2" style:family="graphic" style:parent-style-name="objectwithoutfill">
      <style:graphic-properties svg:stroke-width="0.028cm" svg:stroke-color="#000000" draw:marker-start-width="0.242cm" draw:marker-end-width="0.242cm" draw:fill="none" draw:fill-color="#729fcf" loext:fill-use-slide-background="fals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fill-color="#729fcf" loext:fill-use-slide-background="false" draw:textarea-horizontal-align="justify" draw:textarea-vertical-align="middle" draw:auto-grow-height="false" fo:min-height="0.544cm" fo:min-width="0cm" fo:padding-top="0.139cm" fo:padding-bottom="0.139cm" fo:padding-left="0.264cm" fo:padding-right="0.264cm" loext:decorative="false"/>
      <style:paragraph-properties style:writing-mode="lr-tb"/>
    </style:style>
    <style:style style:name="gr4" style:family="graphic" style:parent-style-name="standard">
      <style:graphic-properties draw:stroke="none" svg:stroke-width="0.028cm" svg:stroke-color="#000000" draw:marker-start-width="0.242cm" draw:marker-end-width="0.242cm" draw:fill="none" draw:fill-color="#729fcf" loext:fill-use-slide-background="false" draw:textarea-horizontal-align="justify" draw:textarea-vertical-align="middle" draw:auto-grow-height="false" fo:min-height="0.544cm" fo:min-width="1.683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.028cm" svg:stroke-color="#000000" draw:marker-start-width="0.242cm" draw:marker-end-width="0.242cm" draw:fill="none" draw:fill-color="#729fcf" loext:fill-use-slide-background="false" draw:textarea-horizontal-align="justify" draw:textarea-vertical-align="middle" draw:auto-grow-height="false" fo:min-height="0.544cm" fo:min-width="1.684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width="0.028cm" svg:stroke-color="#000000" draw:marker-start-width="0.242cm" draw:marker-end-width="0.242cm" draw:fill="none" draw:fill-color="#729fcf" loext:fill-use-slide-background="false" draw:textarea-horizontal-align="justify" draw:textarea-vertical-align="middle" draw:auto-grow-height="false" fo:min-height="0.543cm" fo:min-width="1.683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028cm" svg:stroke-color="#000000" draw:marker-start-width="0.242cm" draw:marker-end-width="0.242cm" draw:fill="none" loext:fill-use-slide-background="fals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0.94cm" fo:min-width="0cm" fo:padding-top="0.139cm" fo:padding-bottom="0.139cm" fo:padding-left="0.264cm" fo:padding-right="0.264cm" loext:decorative="false"/>
      <style:paragraph-properties style:writing-mode="lr-tb"/>
    </style:style>
    <style:style style:name="gr9" style:family="graphic" style:parent-style-name="standard">
      <style:graphic-properties draw:stroke="none"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1.537cm" fo:min-width="0.407cm" loext:decorative="false"/>
      <style:paragraph-properties style:writing-mode="lr-tb"/>
    </style:style>
    <style:style style:name="gr10" style:family="graphic" style:parent-style-name="standard">
      <style:graphic-properties draw:stroke="none"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0.38cm" fo:min-width="1.314cm" loext:decorative="false"/>
      <style:paragraph-properties style:writing-mode="lr-tb"/>
    </style:style>
    <style:style style:name="gr11" style:family="graphic" style:parent-style-name="standard">
      <style:graphic-properties draw:stroke="none"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0.463cm" fo:min-width="1.437cm" loext:decorative="false"/>
      <style:paragraph-properties style:writing-mode="lr-tb"/>
    </style:style>
    <style:style style:name="gr12" style:family="graphic" style:parent-style-name="standard">
      <style:graphic-properties draw:stroke="none"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0.462cm" fo:min-width="1.436cm" loext:decorative="false"/>
      <style:paragraph-properties style:writing-mode="lr-tb"/>
    </style:style>
    <style:style style:name="gr13" style:family="graphic" style:parent-style-name="standard">
      <style:graphic-properties draw:stroke="none"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0.462cm" fo:min-width="1.627cm" loext:decorative="false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3cm" draw:marker-end-width="0.243cm" draw:textarea-vertical-align="middle" fo:padding-top="0.14cm" fo:padding-bottom="0.14cm" fo:padding-left="0.265cm" fo:padding-right="0.265cm" loext:decorative="false"/>
      <style:paragraph-properties style:writing-mode="lr-tb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0.334cm" fo:min-width="0.376cm" fo:padding-top="0.139cm" fo:padding-bottom="0.139cm" fo:padding-left="0.264cm" fo:padding-right="0.264cm" loext:decorative="false"/>
    </style:style>
    <style:style style:name="gr16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17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 loext:decorative="false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="none" draw:fill-color="#729fcf"/>
      <style:paragraph-properties fo:text-align="center"/>
      <style:text-properties fo:font-size="10pt" style:font-size-asian="26pt" style:font-size-complex="26pt"/>
    </style:style>
    <style:style style:name="P3" style:family="paragraph">
      <loext:graphic-properties draw:fill="none" draw:fill-color="#729fcf"/>
      <style:paragraph-properties fo:text-align="center" style:writing-mode="lr-tb"/>
      <style:text-properties fo:font-size="10pt" style:font-size-asian="26pt" style:font-size-complex="26pt"/>
    </style:style>
    <style:style style:name="P4" style:family="paragraph">
      <loext:graphic-properties draw:fill="none"/>
      <style:paragraph-properties fo:text-align="center"/>
      <style:text-properties fo:font-size="10pt" style:font-size-asian="26pt" style:font-size-complex="26pt"/>
    </style:style>
    <style:style style:name="P5" style:family="paragraph">
      <style:paragraph-properties fo:text-align="center"/>
      <style:text-properties fo:font-size="10pt" style:font-size-asian="26pt" style:font-size-complex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 draw:fill-color="#729fcf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4pt" style:font-size-asian="26pt" style:font-size-complex="26pt"/>
    </style:style>
    <style:style style:name="T2" style:family="text">
      <style:text-properties style:text-position="0% 100%" fo:font-size="14pt" style:font-size-asian="26pt" style:font-size-complex="26pt"/>
    </style:style>
    <style:style style:name="T3" style:family="text">
      <style:text-properties style:text-position="sub 58%" fo:font-size="14pt" style:font-size-asian="26pt" style:font-size-complex="26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94cm" svg:height="0.595cm" draw:transform="rotate (-1.5707963267949) translate (4.874cm 10.376cm)">
          <text:p text:style-name="P1"><text:span text:style-name="T1"/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4.874cm" svg:y1="11.17cm" svg:x2="4.874cm" svg:y2="10.376cm">
          <text:p text:style-name="P1"><text:span text:style-name="T1"/></text:p>
        </draw:line>
        <draw:line draw:style-name="gr2" draw:text-style-name="P2" draw:layer="layout" svg:x1="4.874cm" svg:y1="10.773cm" svg:x2="5.668cm" svg:y2="10.773cm">
          <text:p text:style-name="P1"><text:span text:style-name="T1"/></text:p>
        </draw:line>
        <draw:custom-shape draw:style-name="gr3" draw:text-style-name="P2" draw:layer="layout" svg:width="0.397cm" svg:height="0.794cm" svg:x="5.469cm" svg:y="11.56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668cm" svg:y1="10.773cm" svg:x2="5.668cm" svg:y2="11.567cm">
          <text:p text:style-name="P1"><text:span text:style-name="T1"/></text:p>
        </draw:line>
        <draw:line draw:style-name="gr2" draw:text-style-name="P2" draw:layer="layout" svg:x1="5.668cm" svg:y1="12.361cm" svg:x2="5.668cm" svg:y2="13.155cm">
          <text:p text:style-name="P1"><text:span text:style-name="T1"/></text:p>
        </draw:line>
        <draw:line draw:style-name="gr2" draw:text-style-name="P2" draw:layer="layout" svg:x1="4.278cm" svg:y1="10.773cm" svg:x2="2.492cm" svg:y2="10.773cm">
          <text:p text:style-name="P1"><text:span text:style-name="T1"/></text:p>
        </draw:line>
        <draw:line draw:style-name="gr2" draw:text-style-name="P2" draw:layer="layout" svg:x1="5.668cm" svg:y1="13.155cm" svg:x2="2.492cm" svg:y2="13.155cm">
          <text:p text:style-name="P1"><text:span text:style-name="T1"/></text:p>
        </draw:line>
        <draw:line draw:style-name="gr2" draw:text-style-name="P2" draw:layer="layout" svg:x1="5.669cm" svg:y1="13.155cm" svg:x2="8.05cm" svg:y2="13.155cm">
          <text:p text:style-name="P1"><text:span text:style-name="T1"/></text:p>
        </draw:line>
        <draw:line draw:style-name="gr2" draw:text-style-name="P2" draw:layer="layout" svg:x1="5.669cm" svg:y1="10.773cm" svg:x2="8.05cm" svg:y2="10.773cm">
          <text:p text:style-name="P1"><text:span text:style-name="T1"/></text:p>
        </draw:line>
        <draw:custom-shape draw:style-name="gr4" draw:text-style-name="P3" draw:layer="layout" svg:width="2.183cm" svg:height="0.794cm" svg:x="1.5cm" svg:y="11.567cm">
          <text:p text:style-name="P1"><text:span text:style-name="T2">+</text:span></text:p>
          <text:p text:style-name="P1"><text:span text:style-name="T2">x</text:span><text:span text:style-name="T3">1</text:span></text:p>
          <text:p text:style-name="P1"><text:span text:style-name="T2">-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184cm" svg:height="0.794cm" svg:x="5.469cm" svg:y="11.567cm">
          <text:p text:style-name="P1"><text:span text:style-name="T1">1</text:span><text:span text:style-name="T1">0</text:span><text:span text:style-name="T1">k</text:span><text:span text:style-name="T1">Ω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183cm" svg:height="0.793cm" svg:x="3.485cm" svg:y="9.781cm">
          <text:p text:style-name="P1"><text:span text:style-name="T1">1n4007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1.921cm" svg:y1="10.773cm" svg:x2="10.949cm" svg:y2="10.773cm">
          <text:p text:style-name="P1"><text:span text:style-name="T1"/></text:p>
        </draw:line>
        <draw:line draw:style-name="gr7" draw:text-style-name="P4" draw:layer="layout" svg:x1="13.379cm" svg:y1="10.773cm" svg:x2="14.108cm" svg:y2="10.773cm">
          <text:p text:style-name="P1"><text:span text:style-name="T1"/></text:p>
        </draw:line>
        <draw:line draw:style-name="gr7" draw:text-style-name="P4" draw:layer="layout" svg:x1="14.1cm" svg:y1="10.424cm" svg:x2="14.1cm" svg:y2="11.097cm">
          <text:p text:style-name="P1"><text:span text:style-name="T1"/></text:p>
        </draw:line>
        <draw:line draw:style-name="gr7" draw:text-style-name="P4" draw:layer="layout" svg:x1="14.36cm" svg:y1="10.424cm" svg:x2="14.36cm" svg:y2="11.097cm">
          <text:p text:style-name="P1"><text:span text:style-name="T1"/></text:p>
        </draw:line>
        <draw:line draw:style-name="gr7" draw:text-style-name="P4" draw:layer="layout" svg:x1="14.351cm" svg:y1="10.773cm" svg:x2="14.837cm" svg:y2="10.773cm">
          <text:p text:style-name="P1"><text:span text:style-name="T1"/></text:p>
        </draw:line>
        <draw:custom-shape draw:style-name="gr8" draw:text-style-name="P4" draw:layer="layout" svg:width="0.488cm" svg:height="1.19cm" svg:x="14.594cm" svg:y="11.368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14.838cm" svg:y1="10.773cm" svg:x2="14.838cm" svg:y2="11.368cm">
          <text:p text:style-name="P1"><text:span text:style-name="T1"/></text:p>
        </draw:line>
        <draw:line draw:style-name="gr7" draw:text-style-name="P4" draw:layer="layout" svg:x1="14.838cm" svg:y1="12.559cm" svg:x2="14.838cm" svg:y2="13.154cm">
          <text:p text:style-name="P1"><text:span text:style-name="T1"/></text:p>
        </draw:line>
        <draw:line draw:style-name="gr7" draw:text-style-name="P4" draw:layer="layout" svg:x1="14.838cm" svg:y1="10.773cm" svg:x2="16.782cm" svg:y2="10.773cm">
          <text:p text:style-name="P1"><text:span text:style-name="T1"/></text:p>
        </draw:line>
        <draw:line draw:style-name="gr7" draw:text-style-name="P4" draw:layer="layout" svg:x1="14.838cm" svg:y1="13.154cm" svg:x2="16.782cm" svg:y2="13.154cm">
          <text:p text:style-name="P1"><text:span text:style-name="T1"/></text:p>
        </draw:line>
        <draw:line draw:style-name="gr7" draw:text-style-name="P4" draw:layer="layout" svg:x1="10.949cm" svg:y1="13.154cm" svg:x2="14.838cm" svg:y2="13.154cm">
          <text:p text:style-name="P1"><text:span text:style-name="T1"/></text:p>
        </draw:line>
        <draw:line draw:style-name="gr7" draw:text-style-name="P4" draw:layer="layout" svg:x1="12.94cm" svg:y1="13.126cm" svg:x2="12.94cm" svg:y2="13.463cm">
          <text:p text:style-name="P1"><text:span text:style-name="T1"/></text:p>
        </draw:line>
        <draw:line draw:style-name="gr7" draw:text-style-name="P4" draw:layer="layout" svg:x1="12.68cm" svg:y1="13.463cm" svg:x2="13.199cm" svg:y2="13.463cm">
          <text:p text:style-name="P1"><text:span text:style-name="T1"/></text:p>
        </draw:line>
        <draw:line draw:style-name="gr7" draw:text-style-name="P4" draw:layer="layout" svg:x1="12.781cm" svg:y1="13.623cm" svg:x2="13.056cm" svg:y2="13.623cm">
          <text:p text:style-name="P1"><text:span text:style-name="T1"/></text:p>
        </draw:line>
        <draw:line draw:style-name="gr7" draw:text-style-name="P4" draw:layer="layout" svg:x1="12.822cm" svg:y1="13.749cm" svg:x2="12.986cm" svg:y2="13.75cm">
          <text:p text:style-name="P1"><text:span text:style-name="T1"/></text:p>
        </draw:line>
        <draw:custom-shape draw:style-name="gr9" draw:text-style-name="P4" draw:layer="layout" svg:width="0.907cm" svg:height="1.787cm" svg:x="10.75cm" svg:y="10.971cm">
          <text:p text:style-name="P1"><text:span text:style-name="T1">+</text:span></text:p>
          <text:p text:style-name="P1"><text:span text:style-name="T1">y</text:span></text:p>
          <text:p text:style-name="P1"><text:span text:style-name="T1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1.814cm" svg:height="0.63cm" svg:x="13.268cm" svg:y="11.666cm">
          <text:p text:style-name="P1"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1.937cm" svg:height="0.713cm" svg:x="15.712cm" svg:y="11.567cm">
          <text:p text:style-name="P1"><text:span text:style-name="T2">+</text:span></text:p>
          <text:p text:style-name="P1"><text:span text:style-name="T2">x</text:span><text:span text:style-name="T3">2</text:span><text:span text:style-name="T3"> </text:span></text:p>
          <text:p text:style-name="P1"><text:span text:style-name="T2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1.936cm" svg:height="0.712cm" svg:x="13.379cm" svg:y="9.781cm">
          <text:p text:style-name="P1"><text:span text:style-name="T2">4</text:span><text:span text:style-name="T2">7</text:span><text:span text:style-name="T2">n</text:span><text:span text:style-name="T2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2.127cm" svg:height="0.712cm" svg:x="11.346cm" svg:y="9.781cm">
          <text:p text:style-name="P1"><text:span text:style-name="T2">1</text:span><text:span text:style-name="T2">0</text:span><text:span text:style-name="T2">0</text:span><text:span text:style-name="T2">m</text:span><text:span text:style-name="T2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4" draw:text-style-name="P5" draw:layer="layout" svg:width="0.493cm" svg:height="0.674cm" svg:x="11.901cm" svg:y="10.436cm" draw:kind="arc" draw:start-angle="0" draw:end-angle="180">
          <text:p text:style-name="P1"><text:span text:style-name="T1"/></text:p>
        </draw:ellipse>
        <draw:ellipse draw:style-name="gr14" draw:text-style-name="P5" draw:layer="layout" svg:width="0.49cm" svg:height="0.674cm" svg:x="12.394cm" svg:y="10.436cm" draw:kind="arc" draw:start-angle="0" draw:end-angle="180">
          <text:p text:style-name="P1"><text:span text:style-name="T1"/></text:p>
        </draw:ellipse>
        <draw:ellipse draw:style-name="gr14" draw:text-style-name="P5" draw:layer="layout" svg:width="0.492cm" svg:height="0.674cm" svg:x="12.884cm" svg:y="10.436cm" draw:kind="arc" draw:start-angle="0" draw:end-angle="180">
          <text:p text:style-name="P1"><text:span text:style-name="T1"/></text:p>
        </draw:ellipse>
        <draw:custom-shape draw:style-name="gr9" draw:text-style-name="P4" draw:layer="layout" svg:width="0.907cm" svg:height="1.787cm" svg:x="10.75cm" svg:y="10.971cm">
          <text:p text:style-name="P1"><text:span text:style-name="T1">+</text:span></text:p>
          <text:p text:style-name="P1"><text:span text:style-name="T1">y</text:span></text:p>
          <text:p text:style-name="P1"><text:span text:style-name="T1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1.75cm" svg:height="1.75cm" draw:transform="rotate (-1.5707963267949) translate (10.274cm 9.95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6" draw:text-style-name="P6" draw:layer="layout" svg:x1="8.034cm" svg:y1="10.764cm" svg:x2="8.034cm" svg:y2="10.391cm">
          <text:p/>
        </draw:line>
        <draw:line draw:style-name="gr16" draw:text-style-name="P6" draw:layer="layout" svg:x1="8.022cm" svg:y1="10.427cm" svg:x2="8.503cm" svg:y2="10.427cm">
          <text:p/>
        </draw:line>
        <draw:custom-shape draw:style-name="gr5" draw:text-style-name="P3" draw:layer="layout" svg:width="2.184cm" svg:height="0.794cm" svg:x="7.586cm" svg:y="10.737cm">
          <text:p text:style-name="P1"><text:span text:style-name="T1">-</text:span></text:p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10.295cm" svg:y1="10.836cm" svg:x2="10.968cm" svg:y2="10.771cm">
          <text:p/>
        </draw:line>
        <draw:line draw:style-name="gr16" draw:text-style-name="P6" draw:layer="layout" svg:x1="10.271cm" svg:y1="10.788cm" svg:x2="10.271cm" svg:y2="11.979cm">
          <text:p/>
        </draw:line>
        <draw:line draw:style-name="gr16" draw:text-style-name="P6" draw:layer="layout" svg:x1="10.283cm" svg:y1="11.991cm" svg:x2="8.226cm" svg:y2="11.991cm">
          <text:p/>
        </draw:line>
        <draw:line draw:style-name="gr16" draw:text-style-name="P6" draw:layer="layout" svg:x1="8.238cm" svg:y1="11.967cm" svg:x2="8.238cm" svg:y2="11.197cm">
          <text:p/>
        </draw:line>
        <draw:custom-shape draw:style-name="gr5" draw:text-style-name="P3" draw:layer="layout" svg:width="2.184cm" svg:height="0.794cm" svg:x="7.598cm" svg:y="10.087cm">
          <text:p text:style-name="P1"><text:span text:style-name="T1">+</text:span></text:p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8.238cm" svg:y1="11.197cm" svg:x2="8.527cm" svg:y2="11.197cm">
          <text:p/>
        </draw:line>
        <draw:custom-shape draw:style-name="gr5" draw:text-style-name="P3" draw:layer="layout" svg:width="2.184cm" svg:height="0.794cm" svg:x="8.523cm" svg:y="12.156cm">
          <text:p text:style-name="P1"><text:span text:style-name="T1">-5V</text:span></text:p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9.197cm" svg:y1="12.604cm" svg:x2="9.197cm" svg:y2="12.089cm">
          <text:p/>
        </draw:line>
        <draw:line draw:style-name="gr16" draw:text-style-name="P6" draw:layer="layout" svg:x1="9.207cm" svg:y1="11.824cm" svg:x2="9.207cm" svg:y2="11.358cm">
          <text:p/>
        </draw:line>
        <draw:ellipse draw:style-name="gr17" draw:text-style-name="P7" draw:layer="layout" svg:width="0.081cm" svg:height="0.303cm" svg:x="9.193cm" svg:y="11.791cm" draw:kind="arc" draw:start-angle="235.92" draw:end-angle="129.91">
          <text:p/>
        </draw:ellipse>
        <draw:custom-shape draw:style-name="gr5" draw:text-style-name="P3" draw:layer="layout" svg:width="2.184cm" svg:height="0.794cm" svg:x="8.378cm" svg:y="8.837cm">
          <text:p text:style-name="P1"><text:span text:style-name="T1">5V</text:span></text:p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9.225cm" svg:y1="10.307cm" svg:x2="9.225cm" svg:y2="9.597cm">
          <text:p/>
        </draw:line>
        <draw:line draw:style-name="gr16" draw:text-style-name="P6" draw:layer="layout" svg:x1="8.034cm" svg:y1="13.145cm" svg:x2="10.957cm" svg:y2="13.145cm">
          <text:p/>
        </draw:line>
        <draw:custom-shape draw:style-name="gr5" draw:text-style-name="P9" draw:layer="layout" svg:width="2.184cm" svg:height="0.794cm" svg:x="8.217cm" svg:y="10.453cm">
          <text:p text:style-name="P8"><text:span text:style-name="T4">LM358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4T16:08:12.484705072</meta:creation-date>
    <dc:date>2025-04-04T16:20:21.990577204</dc:date>
    <meta:editing-duration>PT1M49S</meta:editing-duration>
    <meta:editing-cycles>1</meta:editing-cycles>
    <meta:document-statistic meta:object-count="55"/>
    <meta:generator>LibreOffice/24.2.7.2$Linux_X86_64 LibreOffice_project/420$Build-2</meta:generator>
  </office:meta>
</office:document-meta>
</file>